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8bed7"/>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officeooo:rsid="000b03e0" officeooo:paragraph-rsid="000b03e0" style:font-weight-asian="bold" style:font-weight-complex="bold"/>
    </style:style>
    <style:style style:name="P6" style:family="paragraph" style:parent-style-name="Text_20_body">
      <style:text-properties fo:font-weight="bold" officeooo:rsid="000d2e2e" officeooo:paragraph-rsid="000d2e2e"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paragraph-rsid="000836f0"/>
    </style:style>
    <style:style style:name="P12" style:family="paragraph" style:parent-style-name="Text_20_body">
      <style:text-properties officeooo:rsid="0008bbb8" officeooo:paragraph-rsid="0008bbb8"/>
    </style:style>
    <style:style style:name="P13" style:family="paragraph" style:parent-style-name="Text_20_body">
      <style:paragraph-properties fo:text-align="justify" style:justify-single-word="false"/>
      <style:text-properties fo:font-variant="normal" fo:text-transform="none" fo:color="#000000" style:font-name="Linux Libertine Display" fo:font-size="14pt" fo:letter-spacing="normal" fo:font-style="normal" fo:font-weight="normal" officeooo:paragraph-rsid="0008bbb8"/>
    </style:style>
    <style:style style:name="P14"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5" style:family="paragraph" style:parent-style-name="Text_20_body">
      <style:text-properties officeooo:rsid="000b03e0" officeooo:paragraph-rsid="000b03e0"/>
    </style:style>
    <style:style style:name="P16" style:family="paragraph" style:parent-style-name="Text_20_body">
      <style:text-properties officeooo:paragraph-rsid="000b03e0"/>
    </style:style>
    <style:style style:name="P17" style:family="paragraph" style:parent-style-name="Text_20_body">
      <style:text-properties officeooo:rsid="000cdf14" officeooo:paragraph-rsid="000cdf14"/>
    </style:style>
    <style:style style:name="P18" style:family="paragraph" style:parent-style-name="Text_20_body">
      <style:text-properties officeooo:rsid="000d2e2e" officeooo:paragraph-rsid="000d2e2e"/>
    </style:style>
    <style:style style:name="P19" style:family="paragraph" style:parent-style-name="Text_20_body">
      <style:text-properties officeooo:rsid="000f4743" officeooo:paragraph-rsid="000f4743"/>
    </style:style>
    <style:style style:name="P20" style:family="paragraph" style:parent-style-name="Text_20_body">
      <style:text-properties officeooo:rsid="000f4743" officeooo:paragraph-rsid="0013b0a5"/>
    </style:style>
    <style:style style:name="P21" style:family="paragraph" style:parent-style-name="Text_20_body">
      <style:text-properties officeooo:rsid="0016bc57" officeooo:paragraph-rsid="0016bc57"/>
    </style:style>
    <style:style style:name="P22" style:family="paragraph" style:parent-style-name="Text_20_body">
      <style:text-properties officeooo:rsid="001a88fa" officeooo:paragraph-rsid="001a88fa"/>
    </style:style>
    <style:style style:name="P23" style:family="paragraph" style:parent-style-name="Text_20_body">
      <style:text-properties officeooo:rsid="001d023d"/>
    </style:style>
    <style:style style:name="P24" style:family="paragraph" style:parent-style-name="Heading_20_1">
      <style:text-properties fo:font-size="22pt" style:font-size-asian="22pt" style:font-size-complex="22pt"/>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style="normal" style:font-style-asian="normal" style:font-style-complex="normal"/>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officeooo:rsid="0008bbb8" officeooo:paragraph-rsid="0008bbb8"/>
    </style:style>
    <style:style style:name="P29" style:family="paragraph" style:parent-style-name="Heading_20_2">
      <style:text-properties officeooo:rsid="000b03e0" officeooo:paragraph-rsid="000b03e0"/>
    </style:style>
    <style:style style:name="P30" style:family="paragraph" style:parent-style-name="Heading_20_2">
      <style:text-properties officeooo:paragraph-rsid="000b03e0"/>
    </style:style>
    <style:style style:name="P31" style:family="paragraph" style:parent-style-name="Heading_20_2">
      <style:text-properties officeooo:rsid="000cdf14" officeooo:paragraph-rsid="000cdf14"/>
    </style:style>
    <style:style style:name="P32" style:family="paragraph" style:parent-style-name="Heading_20_2">
      <style:text-properties officeooo:rsid="000f4743" officeooo:paragraph-rsid="000f4743"/>
    </style:style>
    <style:style style:name="P33" style:family="paragraph" style:parent-style-name="Heading_20_2">
      <style:text-properties officeooo:rsid="0016bc57" officeooo:paragraph-rsid="0016bc57"/>
    </style:style>
    <style:style style:name="P34" style:family="paragraph" style:parent-style-name="Code">
      <style:text-properties fo:font-style="normal" style:font-style-asian="normal" style:font-style-complex="normal"/>
    </style:style>
    <style:style style:name="P35" style:family="paragraph" style:parent-style-name="Text_20_body">
      <style:paragraph-properties fo:margin-left="0in" fo:margin-right="0.0098in" fo:text-indent="0in" style:auto-text-indent="false"/>
    </style:style>
    <style:style style:name="P36"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37"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38" style:family="paragraph" style:parent-style-name="Text_20_body">
      <style:paragraph-properties fo:margin-left="0in" fo:margin-right="0.0098in" fo:text-indent="0in" style:auto-text-indent="false"/>
      <style:text-properties officeooo:rsid="0008bbb8" officeooo:paragraph-rsid="0008bbb8"/>
    </style:style>
    <style:style style:name="P39"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40"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41" style:family="paragraph" style:parent-style-name="Text_20_body">
      <style:paragraph-properties fo:margin-left="0in" fo:margin-right="0.0098in" fo:text-indent="0in" style:auto-text-indent="false"/>
      <style:text-properties officeooo:rsid="000d2e2e" officeooo:paragraph-rsid="000d2e2e"/>
    </style:style>
    <style:style style:name="P42" style:family="paragraph" style:parent-style-name="Text_20_body">
      <style:paragraph-properties fo:margin-left="0in" fo:margin-right="0.0098in" fo:text-indent="0in" style:auto-text-indent="false"/>
      <style:text-properties officeooo:rsid="000cdf14" officeooo:paragraph-rsid="000cdf14"/>
    </style:style>
    <style:style style:name="P43" style:family="paragraph" style:parent-style-name="Text_20_body">
      <style:paragraph-properties fo:margin-left="0in" fo:margin-right="0.0098in" fo:text-indent="0in" style:auto-text-indent="false"/>
      <style:text-properties officeooo:rsid="000f4743" officeooo:paragraph-rsid="000f4743"/>
    </style:style>
    <style:style style:name="P44" style:family="paragraph" style:parent-style-name="Text_20_body">
      <style:paragraph-properties fo:margin-left="0in" fo:margin-right="0.0098in" fo:text-indent="0in" style:auto-text-indent="false"/>
      <style:text-properties officeooo:rsid="001031a6" officeooo:paragraph-rsid="001031a6"/>
    </style:style>
    <style:style style:name="P45" style:family="paragraph" style:parent-style-name="Text_20_body">
      <style:paragraph-properties fo:margin-left="0in" fo:margin-right="0.0098in" fo:text-indent="0in" style:auto-text-indent="false"/>
      <style:text-properties officeooo:rsid="0016bc57" officeooo:paragraph-rsid="0016bc57"/>
    </style:style>
    <style:style style:name="P46" style:family="paragraph" style:parent-style-name="Text_20_body">
      <style:paragraph-properties fo:margin-left="0in" fo:margin-right="0.0098in" fo:text-indent="0in" style:auto-text-indent="false"/>
      <style:text-properties officeooo:rsid="000b03e0" officeooo:paragraph-rsid="000b03e0"/>
    </style:style>
    <style:style style:name="P47" style:family="paragraph" style:parent-style-name="Heading_20_3">
      <style:text-properties officeooo:paragraph-rsid="000b03e0"/>
    </style:style>
    <style:style style:name="P48" style:family="paragraph" style:parent-style-name="Text_20_body">
      <style:text-properties officeooo:rsid="000f4743" officeooo:paragraph-rsid="000f4743"/>
    </style:style>
    <style:style style:name="P49" style:family="paragraph" style:parent-style-name="Text_20_body">
      <style:text-properties officeooo:rsid="001ed323" officeooo:paragraph-rsid="001ed323"/>
    </style:style>
    <style:style style:name="P50"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1ed323" style:font-weight-asian="bold" style:font-weight-complex="bold"/>
    </style:style>
    <style:style style:name="P51" style:family="paragraph" style:parent-style-name="Text_20_body">
      <style:paragraph-properties fo:margin-left="0in" fo:margin-right="0.0098in" fo:text-indent="0in" style:auto-text-indent="false"/>
      <style:text-properties officeooo:rsid="000cdf14" officeooo:paragraph-rsid="001ed323"/>
    </style:style>
    <style:style style:name="P52" style:family="paragraph" style:parent-style-name="Text_20_body">
      <style:paragraph-properties fo:margin-left="0.0201in" fo:margin-right="0.0098in" fo:text-indent="0in" style:auto-text-indent="false"/>
      <style:text-properties officeooo:rsid="001ed323" officeooo:paragraph-rsid="001ed323"/>
    </style:style>
    <style:style style:name="P53" style:family="paragraph" style:parent-style-name="Heading_20_2">
      <style:text-properties officeooo:rsid="000cdf14" officeooo:paragraph-rsid="001ed323"/>
    </style:style>
    <style:style style:name="P54" style:family="paragraph" style:parent-style-name="Heading_20_2">
      <style:text-properties officeooo:rsid="001ed323" officeooo:paragraph-rsid="001ed323"/>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8bbb8"/>
    </style:style>
    <style:style style:name="T11"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2" style:family="text">
      <style:text-properties fo:font-variant="normal" fo:text-transform="none" fo:color="#000000" style:font-name="Linux Libertine Display" fo:font-size="13pt" fo:letter-spacing="normal" fo:font-style="normal" style:text-underline-style="none" fo:font-weight="normal" style:font-size-asian="13pt" style:font-size-complex="13pt"/>
    </style:style>
    <style:style style:name="T13" style:family="text">
      <style:text-properties officeooo:rsid="0009cce1"/>
    </style:style>
    <style:style style:name="T14" style:family="text">
      <style:text-properties officeooo:rsid="000b03e0"/>
    </style:style>
    <style:style style:name="T15" style:family="text">
      <style:text-properties officeooo:rsid="000b74f8"/>
    </style:style>
    <style:style style:name="T16" style:family="text">
      <style:text-properties officeooo:rsid="000cd922"/>
    </style:style>
    <style:style style:name="T17" style:family="text">
      <style:text-properties officeooo:rsid="000e3b32"/>
    </style:style>
    <style:style style:name="T18" style:family="text">
      <style:text-properties officeooo:rsid="000f4743"/>
    </style:style>
    <style:style style:name="T19" style:family="text">
      <style:text-properties officeooo:rsid="001031a6"/>
    </style:style>
    <style:style style:name="T20" style:family="text">
      <style:text-properties officeooo:rsid="0013b0a5"/>
    </style:style>
    <style:style style:name="T21" style:family="text">
      <style:text-properties officeooo:rsid="0016bc57"/>
    </style:style>
    <style:style style:name="T22" style:family="text">
      <style:text-properties officeooo:rsid="001a5286"/>
    </style:style>
    <style:style style:name="T23" style:family="text">
      <style:text-properties officeooo:rsid="001d023d"/>
    </style:style>
    <style:style style:name="T24" style:family="text">
      <style:text-properties officeooo:rsid="001e2645"/>
    </style:style>
    <style:style style:name="T25" style:family="text">
      <style:text-properties officeooo:rsid="001ed323"/>
    </style:style>
    <style:style style:name="T26" style:family="text">
      <style:text-properties officeooo:rsid="002134b9"/>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Frame">
      <style:graphic-properties fo:margin-top="0in" fo:margin-bottom="0in"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24"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4">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25"/>
      <text:p text:style-name="P25">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25"/>
      <text:p text:style-name="Preformatted_20_Text"><text:span text:style-name="T9">!</text:span><text:span text:style-name="T3">&lt;channel&gt;</text:span><text:span text:style-name="T5">~</text:span><text:span text:style-name="T3">&lt;message&gt;&lt;fast&gt;&lt;slow&gt;</text:span><text:span text:style-name="T9">\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p text:style-name="P2"/>
      <text:p text:style-name="P2"/>
      <text:p text:style-name="P2"/>
      <text:h text:style-name="Heading_20_2" text:outline-level="2"><draw:frame draw:style-name="fr1" draw:name="Frame3" text:anchor-type="paragraph" svg:x="-0.0402in" svg:y="0.0055in" svg:width="6.8972in" draw:z-index="2"><draw:text-box fo:min-height="0.5307in"><text:h text:style-name="Heading_20_1" text:outline-level="1">WBTV 2: Time Synchronization Protocol</text:h></draw:text-box></draw:frame><text:soft-page-break/>Introduction</text:h>
      <text:p text:style-name="P3"/>
      <text:p text:style-name="P3">Often there is a need to provide accurate time synchronization to many devices. This document defines a reserved channel for that purpose.</text:p>
      <text:p text:style-name="P4">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p text:style-name="Text_20_body"/>
      <text:p text:style-name="P35"/>
      <text:p text:style-name="P35"/>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Frame2" text:anchor-type="paragraph" svg:x="0.0098in" svg:y="0.0055in" svg:width="6.9402in" draw:z-index="4"><draw:text-box fo:min-height="0.4736in"><text:h text:style-name="Heading_20_1" text:outline-level="1">WBTV 3: Device Discovery and ID </text:h></draw:text-box></draw:frame><text:soft-page-break/> Introduction</text:h>
      <text:p text:style-name="P7">Often it becomes necessary to uniquely identify a device, and to enumerate devices on the bus. This document establishes rules for device IDs for WBTV devices.</text:p>
      <text:p text:style-name="P4">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3">Big endian encoding should be used for all UUIDs used with the WBTV protocol, even though WBTV is normally little endian.</text:span></text:p>
      <text:p text:style-name="P23"/>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Text_20_body">Device specific Keywords should begin with “x-”. 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3" draw:name="Frame5" text:anchor-type="paragraph" svg:x="0.0098in" svg:y="0.0299in" svg:width="6.8319in" draw:z-index="1"><draw:text-box fo:min-height="0.5484in"><text:h text:style-name="Heading_20_1" text:outline-level="1">WBTV 4: Service Discovery</text:h></draw:text-box></draw:frame><text:soft-page-break/>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Services are identified using UUIDs, and as such anyone can define a service, and publish it formally or informally in the appropriate manner, such as online or in a user manual.</text:p>
      <text:p text:style-name="P7">Devices that provide services must have a unique UUID that is not shared even between identical devices. This UUID may also be used as a channel name without conflict to save ram.</text:p>
      <text:p text:style-name="P7">There is no restriction against two compatible services sharing a channel.</text:p>
      <text:p text:style-name="P4">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Owning Device</text:h>
      <text:p text:style-name="P11">The first 16 bytes of a SERV message must contain the UUID of the owning device which is providing the advertised service.</text:p>
      <text:p text:style-name="P11"/>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27" text:outline-level="2">The Struct Service</text:h>
      <text:p text:style-name="Text_20_body"><text:span text:style-name="T3">This service is used for simple sensors and the like. The modifier bytes must be C source code containing either or both of two struct definitions, one called input and the other output. Data sent </text:span><text:span text:style-name="T6">to </text:span><text:span text:style-name="T8">the device must be an unpadded packed little endian instance of </text:span><text:span text:style-name="T6">input</text:span><text:span text:style-name="T8">. And data sent from the device must match output. </text:span></text:p>
      <text:p text:style-name="P10"/>
      <text:h text:style-name="Heading_20_2" text:outline-level="2"><draw:frame draw:style-name="fr3" draw:name="Frame4" text:anchor-type="paragraph" svg:x="-0.0701in" svg:y="0.0701in" svg:width="7.0173in" draw:z-index="6"><draw:text-box fo:min-height="0.5008in"><text:h text:style-name="Heading_20_1" text:outline-level="1">WBTV 5: The DAQ Service</text:h></draw:text-box></draw:frame><text:soft-page-break/>WBTV-DAQ Service</text:h>
      <text:p text:style-name="P2">This is a WBTV4 Service that allows a device to act as a data acquisition device.</text:p>
      <text:p text:style-name="P2"/>
      <text:p text:style-name="P36"><text:span text:style-name="T10">Service UUID(hex): </text:span><text:span text:style-name="T11">0x8A9E60340D8611E4843156F31D5D46B0</text:span></text:p>
      <text:p text:style-name="P13"/>
      <text:p text:style-name="P4">Where legally possible, I place this document and protocol into the Public Domain. Elsewhere I release this work under the Creative Commons Zero License.</text:p>
      <text:h text:style-name="P27"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22">Si prefixes should be preferred over expressions(mV instead of V/1000)</text:p>
      <text:p text:style-name="P22">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4">datums</text:span><text:span text:style-name="T7">, wherin each datum is a data point from a certain signal, and is preceded by it's signal number.</text:span></text:p>
      <text:p text:style-name="P8">For example. A DAQ service channel with the modifier bytes:</text:p>
      <text:h text:style-name="P34" text:outline-level="2">u16 Voltage in mV <text:s text:c="20"/></text:h>
      <text:p text:style-name="P26">Might send a message consisting of a zero, indicating signal 0, followed by the two bytes of the 16 bit unsigned int, followed by the signal number and data for signal 0(if one existed), etc.</text:p>
      <text:p text:style-name="P26"/>
      <text:p text:style-name="P26">Devices may send one or many datum points in this way, and are not required to send all points.</text:p>
      <text:h text:style-name="Heading_20_2" text:outline-level="2"><draw:frame draw:style-name="fr2" draw:name="Frame6" text:anchor-type="paragraph" svg:x="-0.0673in" svg:y="0.011in" svg:width="7.0173in" draw:z-index="3"><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38">UUID(Hex):</text:p>
      <text:p text:style-name="P37">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7" text:anchor-type="paragraph" svg:x="-0.1165in" svg:y="0.0299in" svg:width="7.0173in" draw:z-index="7"><draw:text-box fo:min-height="0.2744in"><text:h text:style-name="Heading_20_1" text:outline-level="1">WBTV 7: Stage Light Control </text:h></draw:text-box></draw:frame><text:soft-page-break/>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Where legally possible, I place this document and protocol into the Public Domain. Elsewhere I release this work under the Creative Commons Zero License.</text:p>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35">Devices should internally use as many bits of precision as possible for the smoothest fading.</text:p>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3">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4">valcount </text:span><text:span text:style-name="T7">values starting at </text:span><text:span text:style-name="T4">spos </text:span><text:span text:style-name="T7">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text:soft-page-break/></text:p>
      <text:h text:style-name="P29" text:outline-level="2"><draw:frame draw:style-name="fr2" draw:name="Frame8" text:anchor-type="paragraph" svg:x="-0.0839in" svg:y="0.0193in" svg:width="7.0173in" draw:z-index="8"><draw:text-box fo:min-height="0.2744in"><text:h text:style-name="Heading_20_1" text:outline-level="1">WBTV <text:span text:style-name="T14">8</text:span>: Stage Light Control <text:span text:style-name="T14">Extensions</text:span></text:h></draw:text-box></draw:frame>Introduction</text:h>
      <text:p text:style-name="P15"/>
      <text:p text:style-name="P15">The WBTV STAGE protocol defines a way of controlling lighting fixtures. This document defines an extension to the STAGE protocol allowing higher resolution control.</text:p>
      <text:p text:style-name="P5">Where legally possible, I place this document and protocol into the Public Domain. Elsewhere I release this work under the Creative Commons Zero License.</text:p>
      <text:p text:style-name="P15"/>
      <text:h text:style-name="P29" text:outline-level="2">Labeling</text:h>
      <text:p text:style-name="P15">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5"/>
      <text:h text:style-name="P29" text:outline-level="2">16 bit commands</text:h>
      <text:p text:style-name="P46">16 bit STAGE commands use the same value space array as 8 bit commands. A write or fade to channel 5 should do exactly the same thing in 16 or 8 bit mode, besides the higher resolution.</text:p>
      <text:p text:style-name="P16"/>
      <text:p text:style-name="P15">Where possible, fades between 8 bit values should be handled internally as 16 bits for maximum smoothness.</text:p>
      <text:p text:style-name="P16"/>
      <text:p text:style-name="P16"/>
      <text:p text:style-name="P16"/>
      <text:p text:style-name="P16"/>
      <text:p text:style-name="P16"/>
      <text:p text:style-name="P16"/>
      <text:p text:style-name="P16"/>
      <text:p text:style-name="P16"/>
      <text:p text:style-name="Text_20_body"/>
      <text:p text:style-name="Text_20_body"/>
      <text:p text:style-name="Text_20_body"/>
      <text:p text:style-name="Text_20_body"/>
      <text:h text:style-name="P30" text:outline-level="2">Commands</text:h>
      <text:h text:style-name="P47" text:outline-level="3">0x0<text:span text:style-name="T14">2</text:span> <text:span text:style-name="T14">16 bit </text:span>Set Values</text:h>
      <text:p text:style-name="P16">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6">Fixed uint8 0x00</text:p>
          </table:table-cell>
          <table:table-cell table:style-name="Table4.B1" office:value-type="string">
            <text:p text:style-name="P16"><text:s/>Command Code </text:p>
          </table:table-cell>
        </table:table-row>
        <table:table-row>
          <table:table-cell table:style-name="Table4.A2" office:value-type="string">
            <text:p text:style-name="P16">Uint16 spos</text:p>
          </table:table-cell>
          <table:table-cell table:style-name="Table4.B2" office:value-type="string">
            <text:p text:style-name="P16"><text:s/>Start Position</text:p>
          </table:table-cell>
        </table:table-row>
        <table:table-row>
          <table:table-cell table:style-name="Table4.A2" office:value-type="string">
            <text:p text:style-name="P16">Uint8 valcount</text:p>
          </table:table-cell>
          <table:table-cell table:style-name="Table4.B2" office:value-type="string">
            <text:p text:style-name="P16"><text:s/>Number of values to write</text:p>
          </table:table-cell>
        </table:table-row>
        <table:table-row>
          <table:table-cell table:style-name="Table4.A2" office:value-type="string">
            <text:p text:style-name="P16">Uint<text:span text:style-name="T14">16 </text:span>*N data</text:p>
          </table:table-cell>
          <table:table-cell table:style-name="Table4.B2" office:value-type="string">
            <text:p text:style-name="P16"><text:s/>Values to be written</text:p>
          </table:table-cell>
        </table:table-row>
      </table:table>
      <text:p text:style-name="P16"/>
      <text:p text:style-name="P16">Where the length of data is valcount. <text:span text:style-name="T13">Any fades on any values not referenced in the command should be unaffected.</text:span></text:p>
      <text:p text:style-name="P16"/>
      <text:h text:style-name="P47" text:outline-level="3">0x0<text:span text:style-name="T14">3</text:span> <text:span text:style-name="T14">16 bit </text:span>Fade Values</text:h>
      <text:p text:style-name="P16">This command begins a fade from the current values to the new values over a period of time.</text:p>
      <text:p text:style-name="P16">Structure:</text:p>
      <table:table table:name="Table5" table:style-name="Table5">
        <table:table-column table:style-name="Table5.A"/>
        <table:table-column table:style-name="Table5.B"/>
        <table:table-row>
          <table:table-cell table:style-name="Table5.A1" office:value-type="string">
            <text:p text:style-name="P16">Fixed uint8 0x01</text:p>
          </table:table-cell>
          <table:table-cell table:style-name="Table5.B1" office:value-type="string">
            <text:p text:style-name="P16">command code</text:p>
          </table:table-cell>
        </table:table-row>
        <table:table-row>
          <table:table-cell table:style-name="Table5.A2" office:value-type="string">
            <text:p text:style-name="P16">uint16 spos</text:p>
          </table:table-cell>
          <table:table-cell table:style-name="Table5.B2" office:value-type="string">
            <text:p text:style-name="P16">Start Address</text:p>
          </table:table-cell>
        </table:table-row>
        <table:table-row>
          <table:table-cell table:style-name="Table5.A2" office:value-type="string">
            <text:p text:style-name="P16">uint8 valcount</text:p>
          </table:table-cell>
          <table:table-cell table:style-name="Table5.B2" office:value-type="string">
            <text:p text:style-name="P16">Number of values to write</text:p>
          </table:table-cell>
        </table:table-row>
        <table:table-row>
          <table:table-cell table:style-name="Table5.A2" office:value-type="string">
            <text:p text:style-name="P16">uint8 duration</text:p>
          </table:table-cell>
          <table:table-cell table:style-name="Table5.B2" office:value-type="string">
            <text:p text:style-name="P16">Fade duration in 48ths of a second</text:p>
          </table:table-cell>
        </table:table-row>
        <table:table-row>
          <table:table-cell table:style-name="Table5.A2" office:value-type="string">
            <text:p text:style-name="P16">uint<text:span text:style-name="T14">16</text:span>*N data</text:p>
          </table:table-cell>
          <table:table-cell table:style-name="Table5.B2" office:value-type="string">
            <text:p text:style-name="P16"><text:s/>Fade destination values</text:p>
          </table:table-cell>
        </table:table-row>
      </table:table>
      <text:p text:style-name="P16"/>
      <text:p text:style-name="P16">Causes <text:span text:style-name="T4">valcount </text:span><text:span text:style-name="T7">values starting at </text:span><text:span text:style-name="T4">spos </text:span><text:span text:style-name="T7">to fade from their current <text:s/>values to the destination values specified in data.</text:span></text:p>
      <text:p text:style-name="P9">Any fades on any values not included in the command should continue unaffected.</text:p>
      <text:p text:style-name="P9">Where the concept of a fade is nonsensical, such as on-off only lights, fades may be ignored.</text:p>
      <text:p text:style-name="Text_20_body"/>
      <text:p text:style-name="Text_20_body"><draw:frame draw:style-name="fr2" draw:name="Frame9" text:anchor-type="paragraph" svg:x="0.1465in" svg:y="0.022in" svg:width="7.0173in" draw:z-index="5"><draw:text-box fo:min-height="0.2744in"><text:h text:style-name="Heading_20_1" text:outline-level="1">WBTV <text:span text:style-name="T15">9</text:span>: Misc</text:h></draw:text-box></draw:frame><text:soft-page-break/></text:p>
      <text:p text:style-name="Text_20_body"/>
      <text:p text:style-name="Text_20_body"/>
      <text:p text:style-name="Text_20_body"/>
      <text:p text:style-name="Text_20_body"/>
      <text:h text:style-name="Heading_20_2" text:outline-level="2"><text:span text:style-name="T10">I</text:span>ntroduction</text:h>
      <text:p text:style-name="Text_20_body">This Document defines assorted things.</text:p>
      <text:p text:style-name="P4">Where legally possible, I place this document and protocol into the Public Domain. Elsewhere I release this work under the Creative Commons Zero License.</text:p>
      <text:h text:style-name="Heading_20_2" text:outline-level="2">The RAND channel</text:h>
      <text:p text:style-name="Text_20_body">The RAND channel is to be used for random numbers. Hardware RNG devices may send random bytes on this channel, but only high quality, whitened bytes such as produced by radioactive decay or diode noise. Messages can contain<text:span text:style-name="T13"> 1-64 random bytes. This channel should only be used for “ready to use” bytes.</text:span></text:p>
      <text:p text:style-name="Text_20_body"/>
      <text:p text:style-name="P21">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21">a null and then</text:span> the current offset from UTC(The number that, when added to UTC, would produce the time in the time zone), as a 32 bit integer.</text:p>
      <text:p text:style-name="P35">This may optionally be followed by <text:span text:style-name="T22">a 32 </text:span>bit <text:span text:style-name="T22">unsigned </text:span>integer containing the UNIX timestamp of a future time, followed by the time offset at that time <text:span text:style-name="T22">as a 32 bit unsigned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45"/>
      <text:p text:style-name="P45">A device that knows the answer may respond with a TZOS message.</text:p>
      <text:h text:style-name="P28" text:outline-level="2">The LCTZ channel</text:h>
      <text:p text:style-name="Text_20_body">Messages on this channel should be the name of the local time zone of the device that is sending the message, optionally followed by a NUL and then the 32 bit integer offset from UTC in seconds of that zone.</text:p>
      <text:h text:style-name="P28" text:outline-level="2">The Struct In Service:</text:h>
      <text:p text:style-name="P12">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38">UUID:</text:p>
      <text:p text:style-name="P37">0xDD452C900D8711E4813782F41D5D46B0</text:p>
      <text:h text:style-name="P28" text:outline-level="2">The Struct Out Service:</text:h>
      <text:p text:style-name="P12">Same as the struct in service, except the device sends instead of receives the struct-formatted messages.</text:p>
      <text:p text:style-name="P12">UUID:</text:p>
      <text:p text:style-name="P14">0xED5690880D8711E4BA3289F41D5D46B0</text:p>
      <text:p text:style-name="P14"/>
      <text:h text:style-name="P33" text:outline-level="2">The NOTE channel</text:h>
      <text:p text:style-name="P21">This channel is used for a device to send freeform UTF8 text that is not intended to be read by a machine, such as sending copyright info or a manufacturer URL on bootup.</text:p>
      <text:p text:style-name="P21"/>
      <text:h text:style-name="P33" text:outline-level="2">The EVENT channel</text:h>
      <text:p text:style-name="P21">This channel is used for announcing or causing events to occur. <text:span text:style-name="T12">Messages must be 16 byte UUIDs representing the event.</text:span></text:p>
      <text:h text:style-name="P31" text:outline-level="2"><draw:frame draw:style-name="fr2" draw:name="Frame10" text:anchor-type="paragraph" svg:x="-0.0181in" svg:y="0.0181in" svg:width="7.0173in" draw:z-index="9"><draw:text-box fo:min-height="0.2744in"><text:h text:style-name="Heading_20_1" text:outline-level="1">WBTV <text:span text:style-name="T16">10</text:span>: <text:span text:style-name="T16">Physical Layer</text:span></text:h></draw:text-box></draw:frame><text:soft-page-break/>Introduction</text:h>
      <text:p text:style-name="P42">This document defines several physical layer variants for WBTV.</text:p>
      <text:p text:style-name="P39">Where legally possible, I place this document and protocol into the Public Domain. Elsewhere I release this work under the Creative Commons Zero License.</text:p>
      <text:p text:style-name="P39"/>
      <text:h text:style-name="P31" text:outline-level="2">WBTV-A</text:h>
      <text:p text:style-name="P42"><text:span text:style-name="T18">8-N-1 Serial carried over </text:span>CAN signaling levels, <text:span text:style-name="T18">where a logical 1 is represented by the idle or recessive state</text:span>, carried over CAT5 cable using normal RJ45 jacks.</text:p>
      <text:p text:style-name="P17"/>
      <table:table table:name="Table6" table:style-name="Table6">
        <table:table-column table:style-name="Table6.A"/>
        <table:table-column table:style-name="Table6.B"/>
        <table:table-row>
          <table:table-cell table:style-name="Table6.A1" office:value-type="string">
            <text:p text:style-name="P6">RJ45 Pin</text:p>
          </table:table-cell>
          <table:table-cell table:style-name="Table6.B1" office:value-type="string">
            <text:p text:style-name="P40">Function</text:p>
          </table:table-cell>
        </table:table-row>
        <table:table-row>
          <table:table-cell table:style-name="Table6.A2" office:value-type="string">
            <text:p text:style-name="P18">1</text:p>
          </table:table-cell>
          <table:table-cell table:style-name="Table6.B2" office:value-type="string">
            <text:p text:style-name="P41">CAN_H</text:p>
          </table:table-cell>
        </table:table-row>
        <table:table-row>
          <table:table-cell table:style-name="Table6.A2" office:value-type="string">
            <text:p text:style-name="P18">2 <text:s text:c="8"/></text:p>
          </table:table-cell>
          <table:table-cell table:style-name="Table6.B2" office:value-type="string">
            <text:p text:style-name="P41">CAN_L</text:p>
          </table:table-cell>
        </table:table-row>
        <table:table-row>
          <table:table-cell table:style-name="Table6.A2" office:value-type="string">
            <text:p text:style-name="P18">3</text:p>
          </table:table-cell>
          <table:table-cell table:style-name="Table6.B2" office:value-type="string">
            <text:p text:style-name="P41">Reserved</text:p>
          </table:table-cell>
        </table:table-row>
        <table:table-row>
          <table:table-cell table:style-name="Table6.A2" office:value-type="string">
            <text:p text:style-name="P18">4</text:p>
          </table:table-cell>
          <table:table-cell table:style-name="Table6.B2" office:value-type="string">
            <text:p text:style-name="P41">Reserved/<text:span text:style-name="T18">POWER</text:span></text:p>
          </table:table-cell>
        </table:table-row>
        <table:table-row>
          <table:table-cell table:style-name="Table6.A2" office:value-type="string">
            <text:p text:style-name="P18">5</text:p>
          </table:table-cell>
          <table:table-cell table:style-name="Table6.B2" office:value-type="string">
            <text:p text:style-name="P41">Reserved/<text:span text:style-name="T18">POWER</text:span></text:p>
          </table:table-cell>
        </table:table-row>
        <table:table-row>
          <table:table-cell table:style-name="Table6.A2" office:value-type="string">
            <text:p text:style-name="P18">6</text:p>
          </table:table-cell>
          <table:table-cell table:style-name="Table6.B2" office:value-type="string">
            <text:p text:style-name="P41">Reserved</text:p>
          </table:table-cell>
        </table:table-row>
        <table:table-row>
          <table:table-cell table:style-name="Table6.A2" office:value-type="string">
            <text:p text:style-name="P18">7</text:p>
          </table:table-cell>
          <table:table-cell table:style-name="Table6.B2" office:value-type="string">
            <text:p text:style-name="P41">GND</text:p>
          </table:table-cell>
        </table:table-row>
        <table:table-row>
          <table:table-cell table:style-name="Table6.A2" office:value-type="string">
            <text:p text:style-name="P18">8</text:p>
          </table:table-cell>
          <table:table-cell table:style-name="Table6.B2" office:value-type="string">
            <text:p text:style-name="P41">GND</text:p>
          </table:table-cell>
        </table:table-row>
      </table:table>
      <text:p text:style-name="P18"/>
      <text:p text:style-name="P18">Both grounds should be connected <text:span text:style-name="T17">together. This provides protection against large ground offsets destroying devices.</text:span></text:p>
      <text:p text:style-name="P18"/>
      <text:p text:style-name="P20">If power is supplied, the total current on BOTH LINES combined is not to exceed 600ma, the voltage is not to exceed 32V with brief 35v transients allowed, </text:p>
      <text:p text:style-name="P20"/>
      <text:p text:style-name="Text_20_body"><text:span text:style-name="T20">D</text:span>evices must <text:span text:style-name="T20">be fully hot pluggable, and must </text:span>survive a hot plug to 32V via any amount of cable.</text:p>
      <text:p text:style-name="Text_20_body"/>
      <text:p text:style-name="P19">Devices with a “pass-through” port should pass through all pins directly unless a specific reason exists to do otherwise.</text:p>
      <text:p text:style-name="P44">Devices must function properly with + or – 5 volts of offset between the grounds of two devices</text:p>
      <text:p text:style-name="Text_20_body"><text:span text:style-name="T17">A</text:span>ny devices making use of the reserved pins for other purpose should be clearly labeled with what pins they use. Besides the use of 4 and 5 for power all use of reserved pins should be considered a site specific use.</text:p>
      <text:p text:style-name="Text_20_body">Devices<text:span text:style-name="T19">(Including side-specific uses of reserved pins) </text:span>must sustain no damage from any combination of prolonged shorts between any pins, even with 35V power applied.<text:span text:style-name="T19"> <text:s/>Devices must survive -24V applied to the CAN inputs.</text:span></text:p>
      <text:p text:style-name="Text_20_body">Any device capable of supplying current must be current limited to 600ma to prevent fire.</text:p>
      <text:p text:style-name="Text_20_body">Devices requiring appreciable power should not draw current from the bus and should instead use an external power supply. <text:span text:style-name="T24">Devices making use of an external power supply must connect their local ground to bus ground via a 3300 or 4700 ohm resistor with a power rating of at least one half watt.</text:span></text:p>
      <text:p text:style-name="Text_20_body">Devices must keep input current ripple to a minimum, especially in the audio band.</text:p>
      <text:p text:style-name="P43"/>
      <text:h text:style-name="P32" text:outline-level="2"><text:span text:style-name="T17">W</text:span>BTV-B</text:h>
      <text:p text:style-name="P19">One wire with a pullup resistor of 3.3k to 100k to 3.3v, idle high, non inverted, 8-N-1, used as a wired-or bus in the manner of I2C. S</text:p>
      <text:p text:style-name="P19"/>
      <text:h text:style-name="P32" text:outline-level="2">WBTB-USB</text:h>
      <text:p text:style-name="P19">Full-duplex(No CSMA) over a virtual USB COM port.</text:p>
      <text:p text:style-name="P19"/>
      <text:h text:style-name="P32" text:outline-level="2">WBTV-U</text:h>
      <text:p text:style-name="P19">Full duplex serial over standard TTL level signalling. Should be written with the voltage used(e.g. WBTV-U(5V)).</text:p>
      <text:h text:style-name="P53" text:outline-level="2"><draw:frame draw:style-name="fr2" draw:name="Frame11" text:anchor-type="paragraph" svg:x="-0.0291in" svg:y="0.0661in" svg:width="7.0173in" draw:z-index="10"><draw:text-box fo:min-height="0.2744in"><text:h text:style-name="Heading_20_1" text:outline-level="1">WBTV <text:span text:style-name="T16">11</text:span>: <text:span text:style-name="T25">Nick IDs</text:span></text:h></draw:text-box></draw:frame><text:soft-page-break/>Introduction</text:h>
      <text:p text:style-name="P51">This document d<text:span text:style-name="T25">efines a way of assigning 2 byte “Nick IDs” to devices, which may also be used as STAGE start addresses.</text:span></text:p>
      <text:p text:style-name="P51"><text:span text:style-name="T25"/></text:p>
      <text:p text:style-name="P50">Where legally possible, I place this document and protocol into the Public Domain. Elsewhere I release this work under the Creative Commons Zero License.</text:p>
      <text:p text:style-name="P50"/>
      <text:h text:style-name="P54" text:outline-level="2">The Nick ID</text:h>
      <text:p text:style-name="P49">A nick ID is a 2 byte unsigned integer, always sent little-endian, that represents a node in a compact manner. Devices supporting nick IDs should store them in flash or EEPROM and should not change them unless explicitly commanded to or manually set.</text:p>
      <text:p text:style-name="P49"/>
      <text:p text:style-name="P49">Nick IDs are deliberately much larger than the likely number of deices on a bus for flexibility of assignment. In particular, nick IDs may also be used as STAGE start addresses, giving devi<text:span text:style-name="T26">c</text:span>es an easy standard way to set their start code via the bus.</text:p>
      <text:p text:style-name="P49"/>
      <text:p text:style-name="P49">All nick IDs below 4096 are reserved. Nick ID 0 is reserved for unassigned, Nick ID 1 is reserved for broadcast, 2 for “Unassigned and not assignable”, to be used as a placeholder for functions not supporting true nick IDs, and 3 for simply unassigned.</text:p>
      <text:p text:style-name="P49"/>
      <text:p text:style-name="P49">IDs 32 through 255 are reserved for devices that set their ID via manual means such as a DIP switch.</text:p>
      <text:p text:style-name="P52"/>
      <text:p text:style-name="P52">IDs between 1024 and 2048 are reserved for devices using their nick ID as a STAGE address as well.</text:p>
      <text:p text:style-name="P52"/>
      <text:p text:style-name="P52"/>
      <text:p text:style-name="P52"/>
      <text:p text:style-name="P52"/>
      <text:h text:style-name="P54" text:outline-level="2">The MYNICK channel</text:h>
      <text:p text:style-name="P49">This channel is used for a device to announce it's nick ID. The data is simply the devices UUID followed immediately by it's current nick ID.</text:p>
      <text:p text:style-name="P49"/>
      <text:p text:style-name="P49">Devices should send this message on power-up and when SCANed.</text:p>
      <text:p text:style-name="P49"/>
      <text:h text:style-name="P54" text:outline-level="2">The NICKID channel</text:h>
      <text:p text:style-name="P49">This channel is used to set the nick ID of a device. The message is simply the 16 byte UUID of the target device followed by the desired new nick ID. The device may respond with a MYNICK message announcing it's new ID.</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0402in" style:auto-text-indent="false" style:page-number="auto" fo:keep-with-next="auto"/>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text:tab/></text:span><text:span text:style-name="MT2"><text:tab/></text:span>Page <text:page-number text:select-page="current">2</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29</meta:editing-cycles>
    <meta:editing-duration>PT14H34M55S</meta:editing-duration>
    <dc:title>WBTV Version 1 Protocol Specification</dc:title>
    <meta:generator>LibreOffice/4.1.3.2$Linux_X86_64 LibreOffice_project/410m0$Build-2</meta:generator>
    <dc:subject>Protocol Spec</dc:subject>
    <dc:date>2014-12-11T08:59:12.288723914</dc:date>
    <dc:creator>Daniel Black</dc:creator>
    <meta:document-statistic meta:table-count="6" meta:image-count="0" meta:object-count="0" meta:page-count="11" meta:paragraph-count="328" meta:word-count="4380" meta:character-count="25644" meta:non-whitespace-character-count="21503"/>
    <meta:user-defined meta:name="Info 1"/>
    <meta:user-defined meta:name="Info 2"/>
    <meta:user-defined meta:name="Info 3"/>
    <meta:user-defined meta:name="Info 4"/>
  </office:meta>
</office:document-meta>
</file>